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Table_20_Contents">
      <style:text-properties officeooo:rsid="00028870" officeooo:paragraph-rsid="00028870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ext_20_body">
      <style:text-properties fo:font-weight="normal" officeooo:paragraph-rsid="0000cfc4" style:font-weight-asian="normal" style:font-weight-complex="normal"/>
    </style:style>
    <style:style style:name="P5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6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text-properties officeooo:rsid="00043779" officeooo:paragraph-rsid="0004377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870" style:font-weight-asian="normal" style:font-weight-complex="normal"/>
    </style:style>
    <style:style style:name="T3" style:family="text">
      <style:text-properties fo:font-weight="normal" officeooo:rsid="00043779" style:font-weight-asian="normal" style:font-weight-complex="normal"/>
    </style:style>
    <style:style style:name="T4" style:family="text">
      <style:text-properties officeooo:rsid="00028870"/>
    </style:style>
    <style:style style:name="T5" style:family="text">
      <style:text-properties officeooo:rsid="00043779"/>
    </style:style>
    <style:style style:name="T6" style:family="text">
      <style:text-properties officeooo:rsid="0004a8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6">Realizar Teste Serviços</text:span></text:p>
      <text:p text:style-name="P4"/>
      <text:h text:style-name="P7" text:outline-level="1">Atores</text:h>
      <text:p text:style-name="Text_20_body"><text:span text:style-name="T1"><text:tab/></text:span><text:span text:style-name="T2">Administrador</text:span></text:p>
      <text:h text:style-name="P7" text:outline-level="1">Descrição</text:h>
      <text:p text:style-name="Text_20_body"><text:span text:style-name="T1"><text:tab/></text:span><text:span text:style-name="T2">Administrador logado no sistema poderá </text:span><text:span text:style-name="T3">Selecionar uma opção existente no menu de administração que testará os serviços usados pelo portal:</text:span></text:p>
      <text:list xml:id="list2329431172789607792" text:style-name="L2">
        <text:list-item>
          <text:p text:style-name="P8"><text:span text:style-name="T1">Memória Virtual(Catalogação dos Exemplares)</text:span></text:p>
        </text:list-item>
        <text:list-item>
          <text:p text:style-name="P8"><text:span text:style-name="T1">Wordpress(Armazena Conteúdo referente as páginas, eventos e notícias)</text:span></text:p>
        </text:list-item>
        <text:list-item>
          <text:p text:style-name="P8"><text:span text:style-name="T1">FreeGeoIP(Serviço de Geolocalização via IP)</text:span></text:p>
        </text:list-item>
      </text:list>
      <text:h text:style-name="P7" text:outline-level="1">Tipo</text:h>
      <text:p text:style-name="P5"><text:tab/>Primário e essencial.</text:p>
      <text:h text:style-name="P7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2">1 – Administrador devidamente autenticado no sistema.</text:p>
          </table:table-cell>
          <table:table-cell table:style-name="Tabela1.B2" office:value-type="string">
            <text:p text:style-name="P2">2 – <text:span text:style-name="T5">No menu de administração existe uma aba com o nome “Teste de Serviços”</text:span></text:p>
          </table:table-cell>
        </table:table-row>
        <table:table-row>
          <table:table-cell table:style-name="Tabela1.A2" office:value-type="string">
            <text:p text:style-name="P2">3 – Administrador <text:span text:style-name="T5">seleciona opção realizar testes.</text:span></text:p>
          </table:table-cell>
          <table:table-cell table:style-name="Tabela1.B2" office:value-type="string">
            <text:p text:style-name="P2">4 – <text:span text:style-name="T5">É exibido o resultado dos testes, podendo ser bem-sucedidos ou mal sucedidos, assim reportando seus erros.</text:span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6"/>
      <text:h text:style-name="Heading_20_1" text:outline-level="1"><text:span text:style-name="T1">Fluxo Alternativo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39:04.355000000</dc:date>
    <meta:editing-duration>PT35S</meta:editing-duration>
    <meta:editing-cycles>5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8" meta:word-count="111" meta:character-count="740" meta:non-whitespace-character-count="648"/>
  </office:meta>
</office:document-meta>
</file>